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1.0181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0.8681in"/>
    </style:style>
    <style:style style:name="co22" style:family="table-column">
      <style:table-column-properties fo:break-before="auto" style:column-width="0.5354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5681in"/>
    </style:style>
    <style:style style:name="co25" style:family="table-column">
      <style:table-column-properties fo:break-before="auto" style:column-width="0.5252in"/>
    </style:style>
    <style:style style:name="co26" style:family="table-column">
      <style:table-column-properties fo:break-before="auto" style:column-width="0.5465in"/>
    </style:style>
    <style:style style:name="co27" style:family="table-column">
      <style:table-column-properties fo:break-before="auto" style:column-width="1.6402in"/>
    </style:style>
    <style:style style:name="co28" style:family="table-column">
      <style:table-column-properties fo:break-before="auto" style:column-width="1.46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color="#cc0000"/>
    </style:style>
    <style:style style:name="ce6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color="#009933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</style:style>
    <style:style style:name="ce68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in"/>
    </style:style>
    <style:style style:name="ce70" style:family="table-cell" style:parent-style-name="Default">
      <style:table-cell-properties fo:background-color="#eeeeee" fo:border="0.06pt solid #000000" style:rotation-align="none" style:vertical-align="middle"/>
    </style:style>
    <style:style style:name="ce71" style:family="table-cell" style:parent-style-name="Default">
      <style:table-cell-properties fo:border="0.06pt solid #000000" style:rotation-align="none" style:vertical-align="middl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  <style:style style:name="T4" style:family="text">
      <style:text-properties fo:font-weight="bold" style:font-weight-asian="bold" style:font-weight-complex="bold" fo:color="#800000"/>
    </style:style>
    <style:style style:name="T5" style:family="text">
      <style:text-properties fo:color="#800000" fo:font-weight="bold" style:font-weight-asian="bold" style:font-weight-complex="bold" style:font-name-asian="Droid Sans Fallback" style:font-name-complex="FreeSans"/>
    </style:style>
    <style:style style:name="T6" style:family="text">
      <style:text-properties style:font-name-asian="Droid Sans Fallback" style:font-name-complex="FreeSans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font-weight="bold" style:font-weight-asian="bold" style:font-weight-complex="bold" fo:color="#009933"/>
    </style:style>
    <style:style style:name="T9" style:family="text">
      <style:text-properties style:font-weight-asian="bold" style:font-weight-complex="bold" fo:color="#7e0021"/>
    </style:style>
    <style:style style:name="T10" style:family="text">
      <style:text-properties fo:color="#cc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307in" svg:height="1.8555in" svg:x="7.7441in" svg:y="7.5382in">
            <draw:object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768in" svg:height="2.013in" svg:x="7.7654in" svg:y="18.0634in">
            <draw:object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008in" svg:height="2.2331in" svg:x="7.8197in" svg:y="26.5138in">
            <draw:object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008in" svg:height="2.1909in" svg:x="7.8091in" svg:y="38.6232in">
            <draw:object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1661in" svg:height="3.9681in" svg:x="20.4689in" svg:y="0.9909in">
            <draw:object draw:notify-on-update-of-ranges="Sheet1.Q7:Sheet1.Q10 Sheet1.T6:Sheet1.T6 Sheet1.T7:Sheet1.T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4461in" svg:height="3.8579in" svg:x="21.1031in" svg:y="7.0134in">
            <draw:object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9142in" svg:height="4.4815in" svg:x="32.3382in" svg:y="17.698in">
            <draw:object draw:notify-on-update-of-ranges="Sheet1.AI76:Sheet1.AN76 Sheet1.AH77:Sheet1.AH77 Sheet1.AI77:Sheet1.AN77 Sheet1.AH78:Sheet1.AH78 Sheet1.AI78:Sheet1.AN7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14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" table:default-cell-style-name="ce6"/>
        <table:table-column table:style-name="co27" table:default-cell-style-name="ce6"/>
        <table:table-column table:style-name="co28" table:default-cell-style-name="ce6"/>
        <table:table-column table:style-name="co1" table:number-columns-repeated="981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.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.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.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.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2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float" office:value="21" calcext:value-type="float">
            <text:p>21</text:p>
          </table:table-cell>
          <table:table-cell table:style-name="ce65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6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/>
          <table:table-cell table:style-name="ce67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/>
          <table:table-cell table:style-name="ce68" office:value-type="string" calcext:value-type="string">
            <text:p>Analisi dei Requisiti</text:p>
          </table:table-cell>
          <table:table-cell table:style-name="ce70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64" table:formula="of:=[.AJ78]*[.AJ79]" office:value-type="float" office:value="525" calcext:value-type="float">
            <text:p>525</text:p>
          </table:table-cell>
          <table:table-cell table:style-name="ce65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64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/>
          <table:table-cell table:style-name="ce69" office:value-type="string" calcext:value-type="string">
            <text:p>Analista</text:p>
          </table:table-cell>
          <table:table-cell table:style-name="ce24" office:value-type="string" calcext:value-type="string">
            <text:p><text:span text:style-name="T4">+3</text:span> ore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/>
          <table:table-cell table:style-name="ce68" office:value-type="string" calcext:value-type="string">
            <text:p>Piano di Progetto</text:p>
          </table:table-cell>
          <table:table-cell table:style-name="ce70"/>
          <table:table-cell table:number-columns-repeated="980"/>
        </table:table-row>
        <table:table-row table:style-name="ro10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66" office:value-type="string" calcext:value-type="string">
            <text:p>tot diff</text:p>
          </table:table-cell>
          <table:table-cell table:style-name="ce64" table:formula="of:=SUM([.AI82:.AN82])" office:value-type="float" office:value="-2" calcext:value-type="float">
            <text:p>-2</text:p>
          </table:table-cell>
          <table:table-cell table:style-name="Default"/>
          <table:table-cell/>
          <table:table-cell table:style-name="ce69" office:value-type="string" calcext:value-type="string">
            <text:p>Responsabile</text:p>
          </table:table-cell>
          <table:table-cell table:style-name="ce71" office:value-type="string" calcext:value-type="string">
            <text:p><text:span text:style-name="T5">+1</text:span><text:span text:style-name="T6"> ora</text:span></text:p>
          </table:table-cell>
          <table:table-cell table:number-columns-repeated="980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/>
          <table:table-cell table:style-name="ce68" office:value-type="string" calcext:value-type="string">
            <text:p>Piano di Qualifica</text:p>
          </table:table-cell>
          <table:table-cell table:style-name="ce70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9"/>
          <table:table-cell/>
          <table:table-cell table:style-name="ce69" office:value-type="string" calcext:value-type="string">
            <text:p>Responsabile</text:p>
          </table:table-cell>
          <table:table-cell table:style-name="ce24" office:value-type="string" calcext:value-type="string">
            <text:p><text:span text:style-name="T7">-1</text:span> ora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/>
          <table:table-cell table:style-name="ce68" office:value-type="string" calcext:value-type="string">
            <text:p>Specifica Tecnica</text:p>
          </table:table-cell>
          <table:table-cell table:style-name="ce70"/>
          <table:table-cell table:number-columns-repeated="980"/>
        </table:table-row>
        <table:table-row table:style-name="ro10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"/>
          <table:table-cell table:style-name="ce69" office:value-type="string" calcext:value-type="string">
            <text:p>Progettista</text:p>
          </table:table-cell>
          <table:table-cell table:style-name="ce24" office:value-type="string" calcext:value-type="string">
            <text:p><text:span text:style-name="T8">-7</text:span> ore</text:p>
          </table:table-cell>
          <table:table-cell table:number-columns-repeated="980"/>
        </table:table-row>
        <table:table-row table:style-name="ro10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"/>
          <table:table-cell table:style-name="ce69" office:value-type="string" calcext:value-type="string">
            <text:p>Verificatore</text:p>
          </table:table-cell>
          <table:table-cell table:style-name="ce25" office:value-type="string" calcext:value-type="string">
            <text:p><text:span text:style-name="T9">+1</text:span><text:span text:style-name="T10"> </text:span><text:span text:style-name="T11">ora</text:span></text:p>
          </table:table-cell>
          <table:table-cell table:number-columns-repeated="980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2"/>
          <table:table-cell table:style-name="ce67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8:26:09.173914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5-29T08:36:33.828671063</dc:date>
    <meta:editing-duration>PT15H49M7S</meta:editing-duration>
    <meta:editing-cycles>115</meta:editing-cycles>
    <meta:generator>LibreOffice/4.2.8.2$Linux_X86_64 LibreOffice_project/420m0$Build-2</meta:generator>
    <meta:document-statistic meta:table-count="1" meta:cell-count="150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9:Sheet1.N25 Sheet1.I18:Sheet1.N18" chart:data-source-has-labels="both" svg:x="0.397cm" svg:y="0.094cm" svg:width="15.987cm" svg:height="4.526cm">
          <chartooo:coordinate-region svg:x="1.018cm" svg:y="0.293cm" svg:width="15.245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6:Sheet1.N82 Sheet1.I75:Sheet1.N75" chart:data-source-has-labels="both" svg:x="0.395cm" svg:y="0.102cm" svg:width="15.854cm" svg:height="4.91cm">
          <chartooo:coordinate-region svg:x="1.016cm" svg:y="0.301cm" svg:width="15.102cm" svg:height="3.666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1:Sheet1.N127 Sheet1.I120:Sheet1.N120" chart:data-source-has-labels="both" svg:x="0.391cm" svg:y="0.113cm" svg:width="15.669cm" svg:height="5.447cm">
          <chartooo:coordinate-region svg:x="1.012cm" svg:y="0.312cm" svg:width="14.903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7:Sheet1.N193 Sheet1.I186:Sheet1.N186" chart:data-source-has-labels="both" svg:x="0.391cm" svg:y="0.111cm" svg:width="15.669cm" svg:height="5.344cm">
          <chartooo:coordinate-region svg:x="1.012cm" svg:y="0.31cm" svg:width="14.903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11.803cm" svg:y="0cm" style:legend-expansion="custom" chartooo:width="4.141cm" chartooo:height="6.018cm" style:legend-expansion-aspect-ratio="0.688102359587903" chart:style-name="ch2"/>
        <chart:plot-area chart:style-name="ch3" table:cell-range-address="Sheet1.V19:Sheet1.AB25 Sheet1.W18:Sheet1.AB18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29cm" svg:y="5.144cm" style:legend-expansion="high" chart:style-name="ch2"/>
        <chart:plot-area chart:style-name="ch3" table:cell-range-address="Sheet1.AI76:Sheet1.AN78 Sheet1.AH77:Sheet1.AH78" chart:data-source-has-labels="both" svg:x="0.249cm" svg:y="0.227cm" svg:width="9.431cm" svg:height="10.93cm">
          <chartooo:coordinate-region svg:x="1.056cm" svg:y="0.426cm" svg:width="8.624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